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Tahoma2" svg:font-family="Tahoma"/>
    <style:font-face style:name="Arial3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a1" style:family="table" style:master-page-name="Standard">
      <style:table-properties style:width="27.577cm" style:page-number="0" table:align="center" style:writing-mode="lr-tb"/>
    </style:style>
    <style:style style:name="Tabella1.A" style:family="table-column">
      <style:table-column-properties style:column-width="3.104cm"/>
    </style:style>
    <style:style style:name="Tabella1.B" style:family="table-column">
      <style:table-column-properties style:column-width="3.493cm"/>
    </style:style>
    <style:style style:name="Tabella1.E" style:family="table-column">
      <style:table-column-properties style:column-width="3.642cm"/>
    </style:style>
    <style:style style:name="Tabella1.F" style:family="table-column">
      <style:table-column-properties style:column-width="3.343cm"/>
    </style:style>
    <style:style style:name="Tabella1.H" style:family="table-column">
      <style:table-column-properties style:column-width="3.517cm"/>
    </style:style>
    <style:style style:name="Tabella1.A1" style:family="table-cell">
      <style:table-cell-properties style:vertical-align="top" fo:background-color="#595959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a1.B1" style:family="table-cell">
      <style:table-cell-properties style:vertical-align="top" fo:padding="0.049cm" fo:border-left="0.002cm solid #000000" fo:border-right="none" fo:border-top="0.002cm solid #000000" fo:border-bottom="0.002cm solid #000000"/>
    </style:style>
    <style:style style:name="Tabella1.H1" style:family="table-cell">
      <style:table-cell-properties style:vertical-align="top" fo:padding="0.049cm" fo:border="0.002cm solid #000000"/>
    </style:style>
    <style:style style:name="Tabella1.A2" style:family="table-cell">
      <style:table-cell-properties style:vertical-align="top" fo:padding="0.049cm" fo:border-left="0.002cm solid #000000" fo:border-right="none" fo:border-top="none" fo:border-bottom="0.002cm solid #000000"/>
    </style:style>
    <style:style style:name="Tabella1.H2" style:family="table-cell">
      <style:table-cell-properties style:vertical-align="top" fo:padding="0.049cm" fo:border-left="0.002cm solid #000000" fo:border-right="0.002cm solid #000000" fo:border-top="none" fo:border-bottom="0.002cm solid #000000"/>
    </style:style>
    <style:style style:name="P2" style:family="paragraph" style:parent-style-name="Default_20_Text">
      <style:paragraph-properties fo:text-align="center" style:justify-single-word="false"/>
    </style:style>
    <style:style style:name="P5" style:family="paragraph" style:parent-style-name="Default_20_Text">
      <style:text-properties style:font-name="Arial2" fo:font-size="11pt" style:font-size-asian="11pt" style:font-name-complex="Arial2" style:font-size-complex="11pt"/>
    </style:style>
    <style:style style:name="P6" style:family="paragraph" style:parent-style-name="Default_20_Text">
      <style:text-properties style:text-line-through-style="solid" style:font-name="Arial2" fo:font-size="11pt" style:font-size-asian="11pt" style:font-name-complex="Arial2" style:font-size-complex="11pt"/>
    </style:style>
    <style:style style:name="P9" style:family="paragraph" style:parent-style-name="Default_20_Text">
      <style:text-properties fo:font-size="10pt" style:font-size-asian="10pt" style:font-size-complex="10pt"/>
    </style:style>
    <style:style style:name="P12" style:family="paragraph" style:parent-style-name="Default_20_Text">
      <style:text-properties style:text-line-through-style="solid" style:text-line-through-type="double" style:font-name="Arial2" fo:font-size="11pt" style:font-size-asian="11pt" style:font-name-complex="Arial2" style:font-size-complex="11pt"/>
    </style:style>
    <style:style style:name="P14" style:family="paragraph" style:parent-style-name="Default_20_Text">
      <style:text-properties style:font-name="Tahoma" fo:font-size="10pt" style:font-size-asian="10pt" style:font-name-complex="Tahoma" style:font-size-complex="10pt"/>
    </style:style>
    <style:style style:name="P15" style:family="paragraph" style:parent-style-name="Default_20_Text">
      <style:text-properties style:font-name="Arial1" fo:font-size="7pt" style:font-name-asian="Arial1" style:font-size-asian="7pt" style:font-name-complex="Arial1" style:font-size-complex="7pt"/>
    </style:style>
    <style:style style:name="T3" style:family="text">
      <style:text-properties fo:color="#ffffff" style:font-name="Arial2" fo:font-size="11pt" style:font-size-asian="11pt" style:font-name-complex="Arial2" style:font-size-complex="11pt"/>
    </style:style>
    <style:style style:name="T4" style:family="text">
      <style:text-properties style:font-name="Arial2" fo:font-size="11pt" style:font-size-asian="11pt" style:font-name-complex="Arial2" style:font-size-complex="11pt"/>
    </style:style>
    <style:style style:name="T7" style:family="text">
      <style:text-properties style:text-line-through-style="solid" style:font-name="Arial2" fo:font-size="11pt" style:font-size-asian="11pt" style:font-name-complex="Arial2" style:font-size-complex="11pt"/>
    </style:style>
    <style:style style:name="T8" style:family="text">
      <style:text-properties style:font-name="Arial2" fo:font-size="11pt" style:font-name-asian="Arial2" style:font-size-asian="11pt" style:font-name-complex="Arial2" style:font-size-complex="11pt"/>
    </style:style>
    <style:style style:name="T10" style:family="text">
      <style:text-properties style:font-name="Arial2" style:font-name-complex="Arial2"/>
    </style:style>
    <style:style style:name="T11" style:family="text">
      <style:text-properties style:font-name="Arial2" fo:font-size="11pt" fo:font-weight="bold" style:font-size-asian="11pt" style:font-weight-asian="bold" style:font-name-complex="Arial2" style:font-size-complex="11pt"/>
    </style:style>
    <style:style style:name="T13" style:family="text">
      <style:text-properties style:text-line-through-style="solid" style:text-line-through-type="double" style:font-name="Arial2" fo:font-size="11pt" style:font-size-asian="11pt" style:font-name-complex="Arial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B"/>
        <table:table-column table:style-name="Tabella1.B"/>
        <table:table-column table:style-name="Tabella1.E"/>
        <table:table-column table:style-name="Tabella1.F"/>
        <table:table-column table:style-name="Tabella1.B"/>
        <table:table-column table:style-name="Tabella1.H"/>
        <table:table-row>
          <table:table-cell table:style-name="Tabella1.A1" office:value-type="string">
            <text:p text:style-name="P2"><text:span text:style-name="T3">TheB3Rt0zDiet</text:span></text:p>
          </table:table-cell>
          <table:table-cell table:style-name="Tabella1.B1" office:value-type="string">
            <text:p text:style-name="P2"><text:span text:style-name="T4">By ANIMALS</text:span></text:p>
          </table:table-cell>
          <table:table-cell table:style-name="Tabella1.B1" office:value-type="string">
            <text:p text:style-name="P2"><text:span text:style-name="T4">PESCE e MARES</text:span></text:p>
          </table:table-cell>
          <table:table-cell table:style-name="Tabella1.B1" office:value-type="string">
            <text:p text:style-name="P2"><text:span text:style-name="T4">LEGUMI e TUBERI</text:span></text:p>
          </table:table-cell>
          <table:table-cell table:style-name="Tabella1.B1" office:value-type="string">
            <text:p text:style-name="P2"><text:span text:style-name="T4">VERDURA e ERBE</text:span></text:p>
          </table:table-cell>
          <table:table-cell table:style-name="Tabella1.B1" office:value-type="string">
            <text:p text:style-name="P2"><text:span text:style-name="T4">CEREALI</text:span></text:p>
          </table:table-cell>
          <table:table-cell table:style-name="Tabella1.B1" office:value-type="string">
            <text:p text:style-name="P2"><text:span text:style-name="T4">FRUTTA VARIA</text:span></text:p>
          </table:table-cell>
          <table:table-cell table:style-name="Tabella1.H1" office:value-type="string">
            <text:p text:style-name="P2"><text:span text:style-name="T4">I CONDIMENTI</text:span></text:p>
          </table:table-cell>
        </table:table-row>
        <table:table-row>
          <table:table-cell table:style-name="Tabella1.A2" office:value-type="string">
            <text:p text:style-name="P2"><text:span text:style-name="T4">PROTEINE</text:span></text:p>
          </table:table-cell>
          <table:table-cell table:style-name="Tabella1.A2" office:value-type="string">
            <text:p text:style-name="P5">Uova di Gallina ^</text:p>
            <text:p text:style-name="P5">Yogurt bianco</text:p>
            <text:p text:style-name="P5">Formaggio fresco ^</text:p>
            <text:p text:style-name="P6">Petto di Pollo</text:p>
            <text:p text:style-name="P6">Fesa di Tacchino</text:p>
            <text:p text:style-name="Default_20_Text"><text:span text:style-name="T7">Manzo magro</text:span></text:p>
          </table:table-cell>
          <table:table-cell table:style-name="Tabella1.A2" office:value-type="string">
            <text:p text:style-name="P6">Tonno e Sardine</text:p>
            <text:p text:style-name="P6">Cefali e Dentici</text:p>
            <text:p text:style-name="Default_20_Text"><text:span text:style-name="T7">Pesce Spada</text:span></text:p>
          </table:table-cell>
          <table:table-cell table:style-name="Tabella1.A2" office:value-type="string">
            <text:p text:style-name="P5">Soia seccata (i)</text:p>
            <text:p text:style-name="P5">Fave secche (i)</text:p>
            <text:p text:style-name="P5">Lenticchie* (i)</text:p>
            <text:p text:style-name="P5">Fagioli secchi (i)</text:p>
            <text:p text:style-name="P5">Ceci secchi (i)</text:p>
            <text:p text:style-name="Default_20_Text"><text:span text:style-name="T4">Piselli secchi (i)</text:span></text:p>
          </table:table-cell>
          <table:table-cell table:style-name="Tabella1.A2" office:value-type="string">
            <text:p text:style-name="Default_20_Text"><text:span text:style-name="T4"/></text:p>
          </table:table-cell>
          <table:table-cell table:style-name="Tabella1.A2" office:value-type="string">
            <text:p text:style-name="P5">Frumento duro *</text:p>
            <text:p text:style-name="P5">Avena e Fiocchi</text:p>
            <text:p text:style-name="Default_20_Text"><text:span text:style-name="T4">Segale aggiunta</text:span></text:p>
          </table:table-cell>
          <table:table-cell table:style-name="Tabella1.A2" office:value-type="string">
            <text:p text:style-name="P5">Arachidi toste (o)</text:p>
            <text:p text:style-name="P5">Pinoli sgusciati (o)</text:p>
            <text:p text:style-name="P5">Noci &amp; Nocciole (o)</text:p>
            <text:p text:style-name="P5">Noci brasiliane (o)</text:p>
            <text:p text:style-name="Default_20_Text"><text:span text:style-name="T4"/></text:p>
          </table:table-cell>
          <table:table-cell table:style-name="Tabella1.H2" office:value-type="string">
            <text:p text:style-name="Default_20_Text"><text:span text:style-name="T4"/></text:p>
          </table:table-cell>
        </table:table-row>
        <table:table-row>
          <table:table-cell table:style-name="Tabella1.A2" office:value-type="string">
            <text:p text:style-name="P2"><text:span text:style-name="T4">CARBOIDRATI</text:span></text:p>
          </table:table-cell>
          <table:table-cell table:style-name="Tabella1.A2" office:value-type="string">
            <text:p text:style-name="Default_20_Text"><text:span text:style-name="T4">Scamorza</text:span></text:p>
          </table:table-cell>
          <table:table-cell table:style-name="Tabella1.A2" office:value-type="string">
            <text:p text:style-name="Default_20_Text"><text:span text:style-name="T4"/></text:p>
          </table:table-cell>
          <table:table-cell table:style-name="Tabella1.A2" office:value-type="string">
            <text:p text:style-name="Default_20_Text"><text:span text:style-name="T4"/></text:p>
          </table:table-cell>
          <table:table-cell table:style-name="Tabella1.A2" office:value-type="string">
            <text:p text:style-name="Default_20_Text"><text:span text:style-name="T4"/></text:p>
          </table:table-cell>
          <table:table-cell table:style-name="Tabella1.A2" office:value-type="string">
            <text:p text:style-name="P5">Riso integrale cioè</text:p>
            <text:p text:style-name="P5">lo “Sbramato di Risone”.. (???)</text:p>
            <text:p text:style-name="P5">Pane integrale *</text:p>
            <text:p text:style-name="Default_20_Text"><text:span text:style-name="T4">Pasta scura</text:span></text:p>
          </table:table-cell>
          <table:table-cell table:style-name="Tabella1.A2" office:value-type="string">
            <text:p text:style-name="P5">Uvetta passita (a)</text:p>
            <text:p text:style-name="P5">Castagne cotte (f)</text:p>
            <text:p text:style-name="P5">Fichi secchi (z)</text:p>
            <text:p text:style-name="P5">Meloni (z)</text:p>
            <text:p text:style-name="Default_20_Text"><text:span text:style-name="T4">Angurie* (z)</text:span></text:p>
          </table:table-cell>
          <table:table-cell table:style-name="Tabella1.H2" office:value-type="string">
            <text:p text:style-name="P5">Pappa Reale Natur</text:p>
            <text:p text:style-name="P5">Miele massimo 40° tipo Equo-Solidale</text:p>
            <text:p text:style-name="P5">Polline in Granuli ^</text:p>
            <text:p text:style-name="Default_20_Text"><text:span text:style-name="T4">Zucchero di Canna</text:span></text:p>
          </table:table-cell>
        </table:table-row>
        <table:table-row>
          <table:table-cell table:style-name="Tabella1.A2" office:value-type="string">
            <text:p text:style-name="P2"><text:span text:style-name="T4">FIBRE e AMIDI</text:span></text:p>
          </table:table-cell>
          <table:table-cell table:style-name="Tabella1.A2" office:value-type="string">
            <text:p text:style-name="P5">Ricotta morbida</text:p>
            <text:p text:style-name="Default_20_Text"><text:span text:style-name="T4">Topfen/Quark 20%</text:span></text:p>
          </table:table-cell>
          <table:table-cell table:style-name="Tabella1.A2" office:value-type="string">
            <text:p text:style-name="Default_20_Text"><text:span text:style-name="T4"/></text:p>
          </table:table-cell>
          <table:table-cell table:style-name="Tabella1.A2" office:value-type="string">
            <text:p text:style-name="P5">Cipolla * (r)</text:p>
            <text:p text:style-name="P5">Porro crudo (g)</text:p>
            <text:p text:style-name="P5">Patata (r)</text:p>
            <text:p text:style-name="P5">Sedano (rg)</text:p>
            <text:p text:style-name="Default_20_Text"><text:span text:style-name="T4">Zucca cotta </text:span><text:span text:style-name="T8">♂</text:span><text:span text:style-name="T4"> (i)</text:span></text:p>
          </table:table-cell>
          <table:table-cell table:style-name="Tabella1.A2" office:value-type="string">
            <text:p text:style-name="P5">Tarassaco cotto *</text:p>
            <text:p text:style-name="P5">Cicoria (f)</text:p>
            <text:p text:style-name="P5">Finocchio (gf)</text:p>
            <text:p text:style-name="P5">Radicchio (f)</text:p>
            <text:p text:style-name="Default_20_Text"><text:span text:style-name="T4">Lattuga (f)</text:span></text:p>
          </table:table-cell>
          <table:table-cell table:style-name="Tabella1.A2" office:value-type="string">
            <text:p text:style-name="P5">Farina integrale</text:p>
            <text:p text:style-name="P5">Mais completo</text:p>
            <text:p text:style-name="P5">Grano saraceno</text:p>
            <text:p text:style-name="P5">Miglio/Sorgo/Orzo</text:p>
            <text:p text:style-name="Default_20_Text"><text:span text:style-name="T4">Fette integrali..</text:span></text:p>
          </table:table-cell>
          <table:table-cell table:style-name="Tabella1.A2" office:value-type="string">
            <text:p text:style-name="P5">Mele *** (a)</text:p>
            <text:p text:style-name="P5">Mandorle (o)</text:p>
            <text:p text:style-name="Default_20_Text"><text:span text:style-name="T4">Prugne secche (a)</text:span></text:p>
          </table:table-cell>
          <table:table-cell table:style-name="Tabella1.H2" office:value-type="string">
            <text:p text:style-name="P5">Rucola fresca (f)</text:p>
            <text:p text:style-name="P5">Fiocchi integrali</text:p>
            <text:p text:style-name="Default_20_Text"><text:span text:style-name="T4">Muesli et similia</text:span></text:p>
          </table:table-cell>
        </table:table-row>
        <table:table-row>
          <table:table-cell table:style-name="Tabella1.A2" office:value-type="string">
            <text:p text:style-name="P2"><text:span text:style-name="T4">VITAMINE e MINERALI</text:span></text:p>
          </table:table-cell>
          <table:table-cell table:style-name="Tabella1.A2" office:value-type="string">
            <text:p text:style-name="Default_20_Text"><text:span text:style-name="T4">Lievito di Birra*</text:span></text:p>
          </table:table-cell>
          <table:table-cell table:style-name="Tabella1.A2" office:value-type="string">
            <text:p text:style-name="P6">Merluzzo, Sogliola,</text:p>
            <text:p text:style-name="Default_20_Text"><text:span text:style-name="T7">Spigola, Calamaro</text:span>,</text:p>
            <text:p text:style-name="P6">Rombo, Palombo,</text:p>
            <text:p text:style-name="P6">Orata, Cernia,</text:p>
            <text:p text:style-name="Default_20_Text"><text:span text:style-name="T7">Molluschi, Gamberi</text:span></text:p>
          </table:table-cell>
          <table:table-cell table:style-name="Tabella1.A2" office:value-type="string">
            <text:p text:style-name="P5">Carota *** (r)</text:p>
            <text:p text:style-name="Default_20_Text"><text:span text:style-name="T4">Rafano nero * </text:span><text:span text:style-name="T8">♂</text:span><text:span text:style-name="T4"> (r)</text:span></text:p>
            <text:p text:style-name="P5">Ravanello rosa (r)</text:p>
            <text:p text:style-name="P5">Rapa rossa (r)</text:p>
            <text:p text:style-name="P5">Barbabietola (r)</text:p>
            <text:p text:style-name="Default_20_Text"><text:span text:style-name="T4">Champignons </text:span><text:span text:style-name="T8">♂ (r)</text:span></text:p>
            <text:p text:style-name="Default_20_Text"><text:span text:style-name="T8">Zucchini cotti ♂ (r)</text:span></text:p>
          </table:table-cell>
          <table:table-cell table:style-name="Tabella1.A2" office:value-type="string">
            <text:p text:style-name="Default_20_Text"><text:span text:style-name="T4">Cavolo, cavolfiore e broccolo crudo </text:span><text:span text:style-name="T8">♂</text:span><text:span text:style-name="T4"> (f)</text:span></text:p>
            <text:p text:style-name="P5">Coste e Bietole (f)</text:p>
            <text:p text:style-name="P5">Peperoni crudi (i)</text:p>
            <text:p text:style-name="P5">Asparagi cotti (gfi)</text:p>
            <text:p text:style-name="Default_20_Text"><text:span text:style-name="T4">Carciofi crudi (gfi)</text:span></text:p>
          </table:table-cell>
          <table:table-cell table:style-name="Tabella1.A2" office:value-type="string">
            <text:p text:style-name="Default_20_Text"><text:span text:style-name="T4"/></text:p>
          </table:table-cell>
          <table:table-cell table:style-name="Tabella1.A2" office:value-type="string">
            <text:p text:style-name="P5">Limoni *** (a)</text:p>
            <text:p text:style-name="P5">Arance intere * (a)</text:p>
            <text:p text:style-name="P5">Albicocca (a)</text:p>
            <text:p text:style-name="Default_20_Text"><text:span text:style-name="T4">Pomodori maturi, <text:s/>rossi e crudi </text:span><text:span text:style-name="T8">♂ </text:span><text:span text:style-name="T4">(a)</text:span></text:p>
            <text:p text:style-name="Default_20_Text"><text:span text:style-name="T4">More, Lamponi</text:span><text:span text:style-name="T8">,</text:span></text:p>
            <text:p text:style-name="Default_20_Text"><text:span text:style-name="T8">Ribes, Mirtilli ♂ (a)</text:span></text:p>
          </table:table-cell>
          <table:table-cell table:style-name="Tabella1.H2" office:value-type="string">
            <text:p text:style-name="P5">Aglio *** (r)</text:p>
            <text:p text:style-name="P5">Prezzemolo *** (f)</text:p>
            <text:p text:style-name="P5">Peperoncino * (f)</text:p>
            <text:p text:style-name="Default_20_Text"><text:span text:style-name="T4">Succo di Limone *</text:span></text:p>
          </table:table-cell>
        </table:table-row>
        <table:table-row>
          <table:table-cell table:style-name="Tabella1.A2" office:value-type="string">
            <text:p text:style-name="P2"><text:span text:style-name="T4">GRASSI e SALI</text:span></text:p>
          </table:table-cell>
          <table:table-cell table:style-name="Tabella1.A2" office:value-type="string">
            <text:p text:style-name="P5">Gorgonzola dolce ^</text:p>
            <text:p text:style-name="P5">Caciotta / Fontina ^</text:p>
            <text:p text:style-name="P5">Provolone ^</text:p>
            <text:p text:style-name="P5">Stracchino ^</text:p>
            <text:p text:style-name="P5">Parmigiano ^</text:p>
            <text:p text:style-name="Default_20_Text"><text:span text:style-name="T4">Mozzarella ^</text:span></text:p>
          </table:table-cell>
          <table:table-cell table:style-name="Tabella1.A2" office:value-type="string">
            <text:p text:style-name="Default_20_Text"><text:span text:style-name="T7">Salmone Fresco</text:span></text:p>
          </table:table-cell>
          <table:table-cell table:style-name="Tabella1.A2" office:value-type="string">
            <text:p text:style-name="P5">Kren fluido oppure salsa di Wasabi ^</text:p>
            <text:p text:style-name="Default_20_Text"><text:span text:style-name="T4">Fagiolini lessati </text:span><text:span text:style-name="T8">♂</text:span></text:p>
          </table:table-cell>
          <table:table-cell table:style-name="Tabella1.A2" office:value-type="string">
            <text:p text:style-name="P5">Spinaci crudi * (f)</text:p>
            <text:p text:style-name="Default_20_Text"><text:span text:style-name="T4">Alloro, Anice verde, Basilico, Cannella, Cerfoglio, Chiodi di Garofano, Melissa, Menta, N.Moscata, Origano-Rosmarino, Salvia, Santoreggia, Timo, Zafferano pur</text:span></text:p>
          </table:table-cell>
          <table:table-cell table:style-name="Tabella1.A2" office:value-type="string">
            <text:p text:style-name="P5">Crackers integrali</text:p>
            <text:p text:style-name="Default_20_Text"><text:span text:style-name="T4">Knackerbrot Kern</text:span></text:p>
          </table:table-cell>
          <table:table-cell table:style-name="Tabella1.A2" office:value-type="string">
            <text:p text:style-name="P5">Ciliegie scure * (a)</text:p>
            <text:p text:style-name="Default_20_Text"><text:span text:style-name="T4">Fragole </text:span><text:span text:style-name="T8">♂</text:span><text:span text:style-name="T4"> (a)</text:span></text:p>
            <text:p text:style-name="P5">Pesche (a)</text:p>
            <text:p text:style-name="P5">Olive (a)</text:p>
            <text:p text:style-name="P5">Avocado (o)</text:p>
            <text:p text:style-name="Default_20_Text"><text:span text:style-name="T4">Banana frullata (b)</text:span></text:p>
          </table:table-cell>
          <table:table-cell table:style-name="Tabella1.H2" office:value-type="string">
            <text:p text:style-name="P5">Olio di Oliva crudo</text:p>
            <text:p text:style-name="P5">Sale integrale ^</text:p>
            <text:p text:style-name="P5">Salsa di Soia</text:p>
            <text:p text:style-name="P5">Olio di Sesamo ***</text:p>
            <text:p text:style-name="P5">Pastiglie alla menta senza zucchero.. ^</text:p>
            <text:p text:style-name="Default_20_Text"><text:span text:style-name="T4">Bicarbonato Solvay</text:span></text:p>
          </table:table-cell>
        </table:table-row>
        <table:table-row>
          <table:table-cell table:style-name="Tabella1.A2" office:value-type="string">
            <text:p text:style-name="P2"><text:span text:style-name="T4">BEVANDE</text:span></text:p>
          </table:table-cell>
          <table:table-cell table:style-name="Tabella1.A2" office:value-type="string">
            <text:p text:style-name="Default_20_Text"><text:span text:style-name="T4">Latte parzialmente scremato di mucca o di capra o al massimo 3,5% ^</text:span></text:p>
          </table:table-cell>
          <table:table-cell table:style-name="Tabella1.A2" office:value-type="string">
            <text:p text:style-name="Default_20_Text"><text:span text:style-name="T4"/></text:p>
          </table:table-cell>
          <table:table-cell table:style-name="Tabella1.A2" office:value-type="string">
            <text:p text:style-name="P5">Frullati vegetali *</text:p>
            <text:p text:style-name="Default_20_Text"><text:span text:style-name="T4">Latte di Soia Alpro</text:span></text:p>
          </table:table-cell>
          <table:table-cell table:style-name="Tabella1.A2" office:value-type="string">
            <text:p text:style-name="P5">Frullati e Infusi</text:p>
            <text:p text:style-name="P5">The Verde Fresco *</text:p>
            <text:p text:style-name="Default_20_Text"><text:span text:style-name="T4">The Nero Aromatic</text:span></text:p>
          </table:table-cell>
          <table:table-cell table:style-name="Tabella1.A2" office:value-type="string">
            <text:p text:style-name="P5">Birra di Frumento</text:p>
            <text:p text:style-name="Default_20_Text"><text:span text:style-name="T4">Caffè d’Orzo, Fichi, Segale, Cicoria.. e Caffé! ^</text:span></text:p>
          </table:table-cell>
          <table:table-cell table:style-name="Tabella1.A2" office:value-type="string">
            <text:p text:style-name="P5">Succo d’Uva * (a)</text:p>
            <text:p text:style-name="P5">Vino massimo 13°</text:p>
            <text:p text:style-name="Default_20_Text"><text:span text:style-name="T4">Succo di Frutta (?)</text:span></text:p>
          </table:table-cell>
          <table:table-cell table:style-name="Tabella1.H2" office:value-type="string">
            <text:p text:style-name="Default_20_Text"><text:span text:style-name="T4">Aceto di Mele *</text:span></text:p>
          </table:table-cell>
        </table:table-row>
        <table:table-row>
          <table:table-cell table:style-name="Tabella1.H2" table:number-columns-spanned="8" office:value-type="string">
            <text:p text:style-name="P9"><text:span text:style-name="T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"><text:span text:style-name="T11">DA EVITARE</text:span></text:p>
          </table:table-cell>
          <table:table-cell table:style-name="Tabella1.A2" office:value-type="string">
            <text:p text:style-name="P12">Burro/Lardo/Strutti</text:p>
            <text:p text:style-name="Default_20_Text"><text:span text:style-name="T13">Carne rossa</text:span><text:span text:style-name="T8"> ♂</text:span></text:p>
            <text:p text:style-name="P12">Salumi e Affettati</text:p>
            <text:p text:style-name="Default_20_Text"><text:span text:style-name="T13">Forma stagionata</text:span></text:p>
          </table:table-cell>
          <table:table-cell table:style-name="Tabella1.A2" office:value-type="string">
            <text:p text:style-name="Default_20_Text"><text:span text:style-name="T4"/></text:p>
          </table:table-cell>
          <table:table-cell table:style-name="Tabella1.A2" office:value-type="string">
            <text:p text:style-name="Default_20_Text"><text:span text:style-name="T13">Legumi in Scatola</text:span></text:p>
          </table:table-cell>
          <table:table-cell table:style-name="Tabella1.A2" office:value-type="string">
            <text:p text:style-name="Default_20_Text"><text:span text:style-name="T13">Margarine vegetali</text:span></text:p>
          </table:table-cell>
          <table:table-cell table:style-name="Tabella1.A2" office:value-type="string">
            <text:p text:style-name="P12">Farina bianca 00 e prodotti derivati..</text:p>
            <text:p text:style-name="P12">Riso brillato</text:p>
            <text:p text:style-name="Default_20_Text"><text:span text:style-name="T13">Orzo perlato</text:span></text:p>
          </table:table-cell>
          <table:table-cell table:style-name="Tabella1.A2" office:value-type="string">
            <text:p text:style-name="P12">Frutta Sciroppata</text:p>
            <text:p text:style-name="Default_20_Text"><text:span text:style-name="T13">Marmellate Varie</text:span></text:p>
          </table:table-cell>
          <table:table-cell table:style-name="Tabella1.H2" office:value-type="string">
            <text:p text:style-name="P12">Zucchero Raffinato</text:p>
            <text:p text:style-name="P12">Olio di Semi Vari</text:p>
            <text:p text:style-name="P12">Margarine Varie</text:p>
            <text:p text:style-name="Default_20_Text"><text:span text:style-name="T13">Sale Raffinato</text:span></text:p>
          </table:table-cell>
        </table:table-row>
      </table:table>
      <text:p text:style-name="P14"/>
      <text:p text:style-name="P15">INFO: * alimenti importanti; *** alimenti estremamente importanti; ♂ alimenti ricchi in ferro; (a) acida; (b) basica; (f) farinosa; (o) oleosa; (z) frutta zuccherina; (f) foglie; (g) gambo; (i) interno; (r) radice; (?) attenzione alla qualità; ^ consumare con moderazion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Tahoma2" svg:font-family="Tahoma"/>
    <style:font-face style:name="Arial3" svg:font-family="Arial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style:use-window-font-color="true" style:font-name="Arial" fo:font-size="12pt" fo:language="it" fo:country="IT" style:font-name-asian="Arial3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it" fo:country="IT" style:font-name-asian="Arial3" style:font-size-asian="12pt" style:language-asian="none" style:country-asian="none" style:font-name-complex="Tahoma1" style:font-size-complex="12pt" style:language-complex="none" style:country-complex="none" fo:hyphenate="false"/>
    </style:default-style>
    <style:style style:name="Default_20_Text" style:display-name="Default Text" style:family="paragraph" style:class="text">
      <style:paragraph-properties fo:orphans="2" fo:widows="2" fo:hyphenation-remain-char-count="2" fo:hyphenation-push-char-count="2" fo:hyphenation-ladder-count="no-limit" style:punctuation-wrap="simple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 fo:hyphenate="true"/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Tahoma2"/>
    </style:style>
    <style:style style:name="Table_20_Contents" style:display-name="Table Contents" style:family="paragraph" style:parent-style-name="Text_20_Body_20_Sing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2"/>
    </style:style>
    <style:style style:name="Default_20_Text" style:display-name="Default Text" style:family="paragraph" style:class="text">
      <style:paragraph-properties fo:orphans="2" fo:widows="2" fo:hyphenation-remain-char-count="2" fo:hyphenation-push-char-count="2" fo:hyphenation-ladder-count="no-limit" style:punctuation-wrap="simple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 fo:hyphenate="true"/>
    </style:style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WW-Car._20_predefinito_20_paragrafo" style:display-name="WW-Car. predefinito paragrafo" style:family="text"/>
    <style:style style:name="Frame" style:family="graphic">
      <style:graphic-properties text:anchor-type="as-char" svg:x="0cm" svg:y="0cm" style:wrap="parallel" style:number-wrapped-paragraphs="no-limit" style:wrap-contour="false" style:vertical-pos="top" style:vertical-rel="baseline" style:horizontal-pos="center" style:horizontal-rel="paragraph-content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style:style style:name="OLE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Outline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Outline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0.25cm" fo:margin-bottom="0.25cm" fo:margin-left="1cm" fo:margin-right="1cm" style:writing-mode="lr-tb" style:layout-grid-color="#c0c0c0" style:layout-grid-lines="29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dc:title>TheB3Rt0zDiet</dc:title>
    <!--645(Build:8693)-->
    <dc:title>TheB3Rt0zDiet</dc:title>
    <meta:initial-creator>Bertoz</meta:initial-creator>
    <meta:creation-date>2008-06-20T22:22:00</meta:creation-date>
    <dc:creator>TheB3Rt0z</dc:creator>
    <dc:date>2010-09-04T11:40:57</dc:date>
    <dc:language>it-IT</dc:language>
    <meta:editing-cycles>10</meta:editing-cycles>
    <meta:editing-duration>PT1H28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7" meta:word-count="513" meta:character-count="3020"/>
  </office:meta>
</office:document-meta>
</file>